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41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font-name="TakaoPGothic" fo:font-size="20pt" fo:font-style="normal" fo:text-shadow="none" style:text-underline-style="none" fo:font-weight="normal" style:letter-kerning="true" style:font-name-asian="TakaoPGothic1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775cm" svg:x="3cm" svg:y="1.2cm">
          <draw:text-box>
            <text:p><text:span text:style-name="T1">虚数軸</text:span></text:p>
            <text:p><text:span text:style-name="T1">Im[z]</text:span></text:p>
          </draw:text-box>
        </draw:frame>
        <draw:frame draw:style-name="gr2" draw:text-style-name="P2" draw:layer="layout" svg:width="2.3cm" svg:height="1.65cm" svg:x="2.3cm" svg:y="8.3cm">
          <draw:text-box>
            <text:p><text:span text:style-name="T1">　 </text:span><text:span text:style-name="T1">0</text:span></text:p>
          </draw:text-box>
        </draw:frame>
        <draw:frame draw:style-name="gr1" draw:text-style-name="P1" draw:layer="layout" svg:width="2.7cm" svg:height="1.775cm" svg:x="15.9cm" svg:y="7.8cm">
          <draw:text-box>
            <text:p><text:span text:style-name="T1">Re[z]</text:span></text:p>
            <text:p><text:span text:style-name="T1">実数軸</text:span></text:p>
          </draw:text-box>
        </draw:frame>
        <draw:line draw:style-name="gr3" draw:text-style-name="P3" draw:layer="layout" svg:x1="4.1cm" svg:y1="2.9cm" svg:x2="4.1cm" svg:y2="13.3cm">
          <text:p/>
        </draw:line>
        <draw:line draw:style-name="gr4" draw:text-style-name="P3" draw:layer="layout" svg:x1="2.6cm" svg:y1="8.3cm" svg:x2="16cm" svg:y2="8.3cm">
          <text:p/>
        </draw:line>
        <draw:custom-shape draw:style-name="gr5" draw:text-style-name="P4" draw:layer="layout" svg:width="0.5cm" svg:height="0.6cm" svg:x="6.4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7.3cm" svg:height="1.665cm" svg:x="6.8cm" svg:y="6.4cm">
          <draw:text-box>
            <text:p><text:span text:style-name="T1">∠ </text:span><text:span text:style-name="T1">z =π/3[rad]</text:span></text:p>
          </draw:text-box>
        </draw:frame>
        <draw:frame draw:style-name="gr6" draw:text-style-name="P2" draw:layer="layout" svg:width="5cm" svg:height="1.665cm" svg:x="7.3cm" svg:y="3.5cm">
          <draw:text-box>
            <text:p text:style-name="P5"><text:span text:style-name="T2">z = 1+√3</text:span><text:span text:style-name="T1">・</text:span><text:span text:style-name="T1">j</text:span></text:p>
          </draw:text-box>
        </draw:frame>
        <draw:custom-shape draw:style-name="gr5" draw:text-style-name="P4" draw:layer="layout" svg:width="0.5cm" svg:height="0.6cm" svg:x="6.39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2cm" svg:height="1.65cm" svg:x="7.4cm" svg:y="10.8cm">
          <draw:text-box>
            <text:p text:style-name="P5"><text:span text:style-name="T2">z* = 1 - √3</text:span><text:span text:style-name="T1">・</text:span><text:span text:style-name="T1">j</text:span></text:p>
          </draw:text-box>
        </draw:frame>
        <draw:line draw:style-name="gr7" draw:text-style-name="P3" draw:layer="layout" svg:x1="4.1cm" svg:y1="8.3cm" svg:x2="6.6cm" svg:y2="4.3cm">
          <text:p/>
        </draw:line>
        <draw:path draw:style-name="gr4" draw:text-style-name="P3" draw:layer="layout" svg:width="0.994cm" svg:height="0.779cm" draw:transform="rotate (-0.416784625376247) translate (4.8022621559472cm 7.18363158379502cm)" svg:viewBox="0 0 995 780" svg:d="M0 8c267-47 503 121 703 272l145 169 107 186 40 145">
          <text:p/>
        </draw:path>
        <draw:line draw:style-name="gr7" draw:text-style-name="P3" draw:layer="layout" svg:x1="6.5cm" svg:y1="7.3cm" svg:x2="5.4cm" svg:y2="7.9cm">
          <text:p/>
        </draw:line>
        <draw:custom-shape draw:style-name="gr5" draw:text-style-name="P4" draw:layer="layout" svg:width="0.5cm" svg:height="0.6cm" svg:x="6.398cm" svg:y="1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4.099cm" svg:y1="8.3cm" svg:x2="6.5cm" svg:y2="11.5cm">
          <text:p/>
        </draw:line>
        <draw:path draw:style-name="gr4" draw:text-style-name="P3" draw:layer="layout" svg:width="1.247cm" svg:height="0.199cm" draw:transform="rotate (1.15401170141865) translate (4.8697191789651cm 9.5483063783845cm)" svg:viewBox="0 0 1248 200" svg:d="M0 133c247-37 476 115 723 52l205-66 195-86 125-33">
          <text:p/>
        </draw:path>
        <draw:line draw:style-name="gr7" draw:text-style-name="P3" draw:layer="layout" svg:x1="7cm" svg:y1="9.7cm" svg:x2="5.3cm" svg:y2="9.1cm">
          <text:p/>
        </draw:line>
        <draw:frame draw:style-name="gr6" draw:text-style-name="P2" draw:layer="layout" svg:width="8.6cm" svg:height="1.665cm" svg:x="7.1cm" svg:y="9.035cm">
          <draw:text-box>
            <text:p><text:span text:style-name="T2">∠ </text:span><text:span text:style-name="T2">z* = -∠ z = -</text:span><text:span text:style-name="T1">π/3[rad]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2-05-23T14:19:46.911484907</dc:date>
    <meta:editing-duration>PT34M9S</meta:editing-duration>
    <meta:editing-cycles>37</meta:editing-cycles>
    <meta:generator>LibreOffice/6.4.7.2$Linux_X86_64 LibreOffice_project/40$Build-2</meta:generator>
    <meta:document-statistic meta:object-count="18"/>
  </office:meta>
</office:document-meta>
</file>